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HRONICLES 34-3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OSIAH, JUDAH'S SIXTEENTH RULER (34:1-35:2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JOSIAH, JUDAH'S SIXTEENTH RULER (34:1-35:27):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ampaign launched (34:1-7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onstruction undertaken (34:8-1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venant renewed (34:14-3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covenant renewed (34:14-33):<text:s text:c="1"/></text:span><text:span text:style-name="a512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pronouncement (34:14-18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erplexity (34:19-2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phet (34:2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prophecy (34:23-2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prophecy (34:23-28):<text:s text:c="1"/></text:span><text:span text:style-name="a533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Concerning Judah (34:23-2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Concerning Josiah (34:26-2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venant renewed (34:14-33):<text:s text:c="1"/></text:span><text:span text:style-name="a548" text:class-names=""/></text:p>
          </draw:text-box>
          <svg:title/>
          <svg:desc/>
        </draw:frame>
        <draw:frame draw:id="id99" presentation:style-name="a569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onouncement (34:14-18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erplexity (34:19-2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prophet (34: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prophecy (34:23-2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roclamation (34:29-3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6" draw:style-name="a570" draw:master-page-name="Master1-Layout13-twoColTx-Title-and-2-Column-Text" presentation:presentation-page-layout-name="Master1-PPL13" draw:id="Slide-261">
        <draw:frame draw:id="id100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JOSIAH, JUDAH'S SIXTEENTH RULER (34:1-35:27):<text:s text:c="1"/></text:span><text:span text:style-name="a572" text:class-names=""/></text:p>
          </draw:text-box>
          <svg:title/>
          <svg:desc/>
        </draw:frame>
        <draw:frame draw:id="id101" presentation:style-name="a590" draw:name="Text Placeholder 2" svg:x="1.38021in" svg:y="2in" svg:width="4.61632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campaign launched (34:1-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construction undertaken (34:8-13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ovenant renewed (34:14-33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all sent out (35:1-6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  <draw:frame draw:id="id102" presentation:style-name="a606" draw:name="Text Placeholder 3" svg:x="6.16319in" svg:y="2in" svg:width="4.61632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contributions made (35:7-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ceremony conducted (35:10-1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elebration completed (35:16-1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asualty experienced (35:20-27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7" draw:style-name="a607" draw:master-page-name="Master1-Layout12-tx-Title-and-Text" presentation:presentation-page-layout-name="Master1-PPL12" draw:id="Slide-262">
        <draw:frame draw:id="id103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casualty experienced (35:20-27)<text:s text:c="1"/></text:span><text:span text:style-name="a609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Josiah's foolish war (35:20-22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osiah's fatal wound (35:22-2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8" draw:style-name="a622" draw:master-page-name="Master1-Layout12-tx-Title-and-Text" presentation:presentation-page-layout-name="Master1-PPL12" draw:id="Slide-263">
        <draw:frame draw:id="id105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Josiah's fatal wound (35:22-27):<text:s text:c="1"/></text:span><text:span text:style-name="a624" text:class-names=""/></text:p>
          </draw:text-box>
          <svg:title/>
          <svg:desc/>
        </draw:frame>
        <draw:frame draw:id="id106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location of his death (35:22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lamentation over his death (35:24-2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9" draw:style-name="a637" draw:master-page-name="Master1-Layout12-tx-Title-and-Text" presentation:presentation-page-layout-name="Master1-PPL12" draw:id="Slide-264">
        <draw:frame draw:id="id107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casualty experienced (35:20-27)<text:s text:c="1"/></text:span><text:span text:style-name="a639" text:class-names=""/></text:p>
          </draw:text-box>
          <svg:title/>
          <svg:desc/>
        </draw:frame>
        <draw:frame draw:id="id108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Josiah's foolish war (35:20-22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Josiah's fatal wound (35:22-27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0" draw:style-name="a652" draw:master-page-name="Master1-Layout13-twoColTx-Title-and-2-Column-Text" presentation:presentation-page-layout-name="Master1-PPL13" draw:id="Slide-265">
        <draw:frame draw:id="id109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JOSIAH, JUDAH'S SIXTEENTH RULER (34:1-35:27):<text:s text:c="1"/></text:span><text:span text:style-name="a654" text:class-names=""/></text:p>
          </draw:text-box>
          <svg:title/>
          <svg:desc/>
        </draw:frame>
        <draw:frame draw:id="id110" presentation:style-name="a672" draw:name="Text Placeholder 2" svg:x="1.38021in" svg:y="2in" svg:width="4.61632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campaign launched (34:1-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construction undertaken (34:8-1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covenant renewed (34:14-3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all sent out (35:1-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  <draw:frame draw:id="id111" presentation:style-name="a688" draw:name="Text Placeholder 3" svg:x="6.16319in" svg:y="2in" svg:width="4.61632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contributions made (35:7-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ceremony conducted (35:10-15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celebration completed (35:16-19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casualty experienced (35:20-2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1" draw:style-name="a689" draw:master-page-name="Master1-Layout1-title-Title-Slide" presentation:presentation-page-layout-name="Master1-PPL1" draw:id="Slide-266">
        <draw:frame draw:id="id112" presentation:style-name="a693" draw:name="Title 1" svg:x="1.38in" svg:y="0.83in" svg:width="10.3in" svg:height="4.42in" presentation:class="title" presentation:placeholder="false">
          <draw:text-box>
            <text:p text:style-name="a692" text:class-names="" text:cond-style-name=""><text:span text:style-name="a690" text:class-names="">2 CHRONICLES 34-35<text:s text:c="1"/></text:span><text:span text:style-name="a691" text:class-names=""/></text:p>
          </draw:text-box>
          <svg:title/>
          <svg:desc/>
        </draw:frame>
        <draw:frame draw:id="id113" presentation:style-name="a698" draw:name="Subtitle 2" svg:x="1.38in" svg:y="5.25in" svg:width="10.3in" svg:height="1.85in" presentation:class="subtitle" presentation:placeholder="false">
          <draw:text-box>
            <text:p text:style-name="a695" text:class-names="" text:cond-style-name=""><text:span text:style-name="a694" text:class-names="">JOSIAH, JUDAH'S SIXTEENTH RULER (34:1-35:27):<text:s text:c="1"/></text:span></text:p>
            <text:p text:style-name="a697" text:class-names="" text:cond-style-name=""><text:span text:style-name="a6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4-35 </dc:title>
    <meta:initial-creator>David STRICKLAND</meta:initial-creator>
    <dc:creator>David STRICKLAND</dc:creator>
    <meta:creation-date>2020-02-24T10:48:39Z</meta:creation-date>
    <dc:date>2020-02-24T10:48:39Z</dc:date>
    <meta:template xlink:href="BibleStudy" xlink:type="simple"/>
    <meta:editing-cycles>1</meta:editing-cycles>
    <meta:editing-duration>PT0S</meta:editing-duration>
    <meta:document-statistic meta:paragraph-count="49" meta:word-count="334"/>
  </office:meta>
</office:document-meta>
</file>